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orizontal_20_Line">
      <style:paragraph-properties fo:margin-left="2.125cm" fo:margin-right="2.125cm" fo:text-indent="0cm" style:auto-text-indent="false" fo:padding="0cm" fo:border-left="none" fo:border-right="none" fo:border-top="none" fo:border-bottom="1.5pt solid #808080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" fo:font-size="12pt" officeooo:rsid="0004fa4b" officeooo:paragraph-rsid="0004fa4b" style:font-size-asian="12pt" style:font-size-complex="12pt"/>
    </style:style>
    <style:style style:name="P3" style:family="paragraph" style:parent-style-name="Standard">
      <style:text-properties style:font-name="DejaVu Sans" fo:font-size="12pt" officeooo:rsid="0004fa4b" officeooo:paragraph-rsid="000559ad" style:font-size-asian="12pt" style:font-size-complex="12pt"/>
    </style:style>
    <style:style style:name="P4" style:family="paragraph" style:parent-style-name="Standard">
      <style:text-properties style:font-name="DejaVu Sans" fo:font-size="12pt" officeooo:rsid="0004fa4b" officeooo:paragraph-rsid="000750e5" style:font-size-asian="12pt" style:font-size-complex="12pt"/>
    </style:style>
    <style:style style:name="P5" style:family="paragraph" style:parent-style-name="Standard">
      <style:text-properties style:font-name="DejaVu Sans" fo:font-size="12pt" officeooo:rsid="0004fa4b" officeooo:paragraph-rsid="0007669f" style:font-size-asian="12pt" style:font-size-complex="12pt"/>
    </style:style>
    <style:style style:name="P6" style:family="paragraph" style:parent-style-name="Standard">
      <style:text-properties style:font-name="DejaVu Sans" fo:font-size="12pt" officeooo:rsid="0004fa4b" officeooo:paragraph-rsid="0008f5d4" style:font-size-asian="12pt" style:font-size-complex="12pt"/>
    </style:style>
    <style:style style:name="P7" style:family="paragraph" style:parent-style-name="Standard">
      <style:text-properties style:font-name="DejaVu Sans" fo:font-size="12pt" officeooo:rsid="0004fa4b" officeooo:paragraph-rsid="000bb9d9" style:font-size-asian="12pt" style:font-size-complex="12pt"/>
    </style:style>
    <style:style style:name="P8" style:family="paragraph" style:parent-style-name="Standard">
      <style:text-properties style:font-name="DejaVu Sans" fo:font-size="12pt" officeooo:rsid="0004fa4b" officeooo:paragraph-rsid="000a966e" style:font-size-asian="12pt" style:font-size-complex="12pt"/>
    </style:style>
    <style:style style:name="P9" style:family="paragraph" style:parent-style-name="Standard">
      <style:text-properties style:font-name="DejaVu Sans" fo:font-size="12pt" officeooo:rsid="0004fa4b" officeooo:paragraph-rsid="000c2074" style:font-size-asian="12pt" style:font-size-complex="12pt"/>
    </style:style>
    <style:style style:name="P10" style:family="paragraph" style:parent-style-name="Standard">
      <style:text-properties style:font-name="DejaVu Sans" fo:font-size="12pt" officeooo:rsid="0004fa4b" officeooo:paragraph-rsid="000ed64b" style:font-size-asian="12pt" style:font-size-complex="12pt"/>
    </style:style>
    <style:style style:name="P11" style:family="paragraph" style:parent-style-name="Standard">
      <style:text-properties style:font-name="DejaVu Sans" fo:font-size="12pt" officeooo:rsid="0004fa4b" officeooo:paragraph-rsid="0010ee0a" style:font-size-asian="12pt" style:font-size-complex="12pt"/>
    </style:style>
    <style:style style:name="P12" style:family="paragraph" style:parent-style-name="Standard">
      <style:text-properties style:font-name="DejaVu Sans" fo:font-size="12pt" officeooo:rsid="0004fa4b" officeooo:paragraph-rsid="0012d017" style:font-size-asian="12pt" style:font-size-complex="12pt"/>
    </style:style>
    <style:style style:name="P13" style:family="paragraph" style:parent-style-name="Standard">
      <style:text-properties style:font-name="DejaVu Sans" fo:font-size="12pt" officeooo:rsid="0004fa4b" officeooo:paragraph-rsid="00139569" style:font-size-asian="12pt" style:font-size-complex="12pt"/>
    </style:style>
    <style:style style:name="P14" style:family="paragraph" style:parent-style-name="Standard">
      <style:text-properties style:font-name="DejaVu Sans" fo:font-size="12pt" officeooo:rsid="0004fa4b" officeooo:paragraph-rsid="00163a9c" style:font-size-asian="12pt" style:font-size-complex="12pt"/>
    </style:style>
    <style:style style:name="P15" style:family="paragraph" style:parent-style-name="Standard">
      <style:text-properties style:font-name="DejaVu Sans" fo:font-size="12pt" officeooo:rsid="0004fa4b" officeooo:paragraph-rsid="0017ce79" style:font-size-asian="12pt" style:font-size-complex="12pt"/>
    </style:style>
    <style:style style:name="P16" style:family="paragraph" style:parent-style-name="Standard">
      <style:text-properties style:font-name="DejaVu Sans" fo:font-size="12pt" officeooo:rsid="000750e5" officeooo:paragraph-rsid="000750e5" style:font-size-asian="12pt" style:font-size-complex="12pt"/>
    </style:style>
    <style:style style:name="P17" style:family="paragraph" style:parent-style-name="Standard">
      <style:text-properties style:font-name="DejaVu Sans" fo:font-size="12pt" officeooo:rsid="0007669f" officeooo:paragraph-rsid="0007669f" style:font-size-asian="12pt" style:font-size-complex="12pt"/>
    </style:style>
    <style:style style:name="P18" style:family="paragraph" style:parent-style-name="Standard">
      <style:text-properties style:font-name="DejaVu Sans" fo:font-size="12pt" officeooo:rsid="000bb9d9" officeooo:paragraph-rsid="000bb9d9" style:font-size-asian="12pt" style:font-size-complex="12pt"/>
    </style:style>
    <style:style style:name="P19" style:family="paragraph" style:parent-style-name="Standard">
      <style:text-properties style:font-name="DejaVu Sans" fo:font-size="12pt" officeooo:rsid="000bb9d9" officeooo:paragraph-rsid="000ed64b" style:font-size-asian="12pt" style:font-size-complex="12pt"/>
    </style:style>
    <style:style style:name="P20" style:family="paragraph" style:parent-style-name="Standard">
      <style:text-properties style:font-name="DejaVu Sans" fo:font-size="12pt" officeooo:rsid="000bb9d9" officeooo:paragraph-rsid="0012d017" style:font-size-asian="12pt" style:font-size-complex="12pt"/>
    </style:style>
    <style:style style:name="P21" style:family="paragraph" style:parent-style-name="Standard">
      <style:text-properties style:font-name="DejaVu Sans" fo:font-size="12pt" officeooo:rsid="000bb9d9" officeooo:paragraph-rsid="0014662d" style:font-size-asian="12pt" style:font-size-complex="12pt"/>
    </style:style>
    <style:style style:name="P22" style:family="paragraph" style:parent-style-name="Standard">
      <style:text-properties style:font-name="DejaVu Sans" fo:font-size="12pt" officeooo:rsid="000bb9d9" officeooo:paragraph-rsid="00163a9c" style:font-size-asian="12pt" style:font-size-complex="12pt"/>
    </style:style>
    <style:style style:name="P23" style:family="paragraph" style:parent-style-name="Standard">
      <style:text-properties style:font-name="DejaVu Sans" fo:font-size="12pt" officeooo:rsid="000a966e" officeooo:paragraph-rsid="000a966e" style:font-size-asian="12pt" style:font-size-complex="12pt"/>
    </style:style>
    <style:style style:name="P24" style:family="paragraph" style:parent-style-name="Standard">
      <style:text-properties style:font-name="DejaVu Sans" fo:font-size="12pt" officeooo:rsid="000c2074" officeooo:paragraph-rsid="000c2074" style:font-size-asian="12pt" style:font-size-complex="12pt"/>
    </style:style>
    <style:style style:name="P25" style:family="paragraph" style:parent-style-name="Standard">
      <style:text-properties style:font-name="DejaVu Sans" fo:font-size="12pt" officeooo:rsid="000ed64b" officeooo:paragraph-rsid="0010b2a2" style:font-size-asian="12pt" style:font-size-complex="12pt"/>
    </style:style>
    <style:style style:name="P26" style:family="paragraph" style:parent-style-name="Standard">
      <style:text-properties style:font-name="DejaVu Sans" fo:font-size="12pt" officeooo:rsid="000ed64b" officeooo:paragraph-rsid="00139569" style:font-size-asian="12pt" style:font-size-complex="12pt"/>
    </style:style>
    <style:style style:name="P27" style:family="paragraph" style:parent-style-name="Standard">
      <style:text-properties style:font-name="DejaVu Sans" fo:font-size="12pt" officeooo:rsid="000ed64b" officeooo:paragraph-rsid="00163a9c" style:font-size-asian="12pt" style:font-size-complex="12pt"/>
    </style:style>
    <style:style style:name="P28" style:family="paragraph" style:parent-style-name="Standard">
      <style:text-properties style:font-name="DejaVu Sans" fo:font-size="12pt" officeooo:rsid="0012d017" officeooo:paragraph-rsid="0012d017" style:font-size-asian="12pt" style:font-size-complex="12pt"/>
    </style:style>
    <style:style style:name="P29" style:family="paragraph" style:parent-style-name="Standard">
      <style:text-properties style:font-name="DejaVu Sans" fo:font-size="12pt" officeooo:rsid="0012d017" officeooo:paragraph-rsid="00139569" style:font-size-asian="12pt" style:font-size-complex="12pt"/>
    </style:style>
    <style:style style:name="P30" style:family="paragraph" style:parent-style-name="Standard">
      <style:text-properties style:font-name="DejaVu Sans" fo:font-size="12pt" officeooo:rsid="00139569" officeooo:paragraph-rsid="00139569" style:font-size-asian="12pt" style:font-size-complex="12pt"/>
    </style:style>
    <style:style style:name="P31" style:family="paragraph" style:parent-style-name="Standard">
      <style:text-properties style:font-name="DejaVu Sans" fo:font-size="12pt" fo:font-weight="bold" officeooo:rsid="0004fa4b" officeooo:paragraph-rsid="000750e5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DejaVu Sans" fo:font-size="12pt" fo:font-weight="bold" officeooo:rsid="0004fa4b" officeooo:paragraph-rsid="001defcd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DejaVu Sans" fo:font-size="12pt" fo:font-weight="bold" officeooo:rsid="0004fa4b" officeooo:paragraph-rsid="00139569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DejaVu Sans" fo:font-size="12pt" fo:font-weight="bold" officeooo:rsid="0004fa4b" officeooo:paragraph-rsid="0004fa4b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DejaVu Sans" fo:font-size="12pt" fo:font-weight="bold" officeooo:rsid="0014662d" officeooo:paragraph-rsid="00139569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DejaVu Sans" fo:font-size="12pt" fo:font-weight="normal" officeooo:rsid="0008f5d4" officeooo:paragraph-rsid="000bb9d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DejaVu Sans" fo:font-size="12pt" fo:font-weight="normal" officeooo:rsid="0008f5d4" officeooo:paragraph-rsid="0008f5d4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DejaVu Sans" fo:font-size="12pt" fo:font-weight="normal" officeooo:rsid="0008f5d4" officeooo:paragraph-rsid="000ed64b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DejaVu Sans" fo:font-size="12pt" fo:font-weight="normal" officeooo:rsid="0008f5d4" officeooo:paragraph-rsid="0012d017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DejaVu Sans" fo:font-size="12pt" fo:font-weight="normal" officeooo:rsid="0008f5d4" officeooo:paragraph-rsid="00163a9c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DejaVu Sans" fo:font-size="12pt" fo:font-weight="normal" officeooo:rsid="000a966e" officeooo:paragraph-rsid="0008f5d4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DejaVu Sans" fo:font-size="12pt" fo:font-weight="normal" officeooo:rsid="0004fa4b" officeooo:paragraph-rsid="000a966e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DejaVu Sans" fo:font-size="12pt" fo:font-weight="normal" officeooo:rsid="0004fa4b" officeooo:paragraph-rsid="000bb9d9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DejaVu Sans" fo:font-size="12pt" fo:font-weight="normal" officeooo:rsid="0004fa4b" officeooo:paragraph-rsid="000ed64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DejaVu Sans" fo:font-size="12pt" fo:font-weight="normal" officeooo:rsid="0004fa4b" officeooo:paragraph-rsid="0008f5d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DejaVu Sans" fo:font-size="12pt" fo:font-weight="normal" officeooo:rsid="0004fa4b" officeooo:paragraph-rsid="0012d017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DejaVu Sans" fo:font-size="12pt" fo:font-weight="normal" officeooo:rsid="0004fa4b" officeooo:paragraph-rsid="0010ee0a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DejaVu Sans" fo:font-size="12pt" fo:font-weight="normal" officeooo:rsid="0004fa4b" officeooo:paragraph-rsid="0014662d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DejaVu Sans" fo:font-size="12pt" fo:font-weight="normal" officeooo:rsid="0004fa4b" officeooo:paragraph-rsid="00163a9c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DejaVu Sans" fo:font-size="12pt" fo:font-weight="normal" officeooo:rsid="0004fa4b" officeooo:paragraph-rsid="0017ce79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DejaVu Sans" fo:font-size="12pt" fo:font-weight="normal" officeooo:rsid="0004fa4b" officeooo:paragraph-rsid="001aa32a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DejaVu Sans" fo:font-size="12pt" fo:font-weight="normal" officeooo:rsid="0004fa4b" officeooo:paragraph-rsid="001bc6fb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DejaVu Sans" fo:font-size="12pt" fo:font-weight="normal" officeooo:rsid="0004fa4b" officeooo:paragraph-rsid="001cc3b8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DejaVu Sans" fo:font-size="12pt" fo:font-weight="normal" officeooo:rsid="0004fa4b" officeooo:paragraph-rsid="001defcd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DejaVu Sans" fo:font-size="12pt" fo:font-weight="normal" officeooo:rsid="0004fa4b" officeooo:paragraph-rsid="0004fa4b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DejaVu Sans" fo:font-size="12pt" fo:font-weight="normal" officeooo:rsid="000c2074" officeooo:paragraph-rsid="000c2074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DejaVu Sans" fo:font-size="12pt" fo:font-weight="normal" officeooo:rsid="000ed64b" officeooo:paragraph-rsid="000ed64b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DejaVu Sans" fo:font-size="12pt" fo:font-weight="normal" officeooo:rsid="000ed64b" officeooo:paragraph-rsid="0010b2a2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DejaVu Sans" fo:font-size="12pt" fo:font-weight="normal" officeooo:rsid="000ed64b" officeooo:paragraph-rsid="0012d017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DejaVu Sans" fo:font-size="12pt" fo:font-weight="normal" officeooo:rsid="000ed64b" officeooo:paragraph-rsid="00139569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DejaVu Sans" fo:font-size="12pt" fo:font-weight="normal" officeooo:rsid="000ed64b" officeooo:paragraph-rsid="00163a9c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DejaVu Sans" fo:font-size="12pt" fo:font-weight="normal" officeooo:rsid="0010b2a2" officeooo:paragraph-rsid="0010b2a2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DejaVu Sans" fo:font-size="12pt" fo:font-weight="normal" officeooo:rsid="0010b2a2" officeooo:paragraph-rsid="0012d017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DejaVu Sans" fo:font-size="12pt" fo:font-weight="normal" officeooo:rsid="0010b2a2" officeooo:paragraph-rsid="00163a9c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DejaVu Sans" fo:font-size="12pt" fo:font-weight="normal" officeooo:rsid="0012d017" officeooo:paragraph-rsid="0012d017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DejaVu Sans" fo:font-size="12pt" fo:font-weight="normal" officeooo:rsid="0014662d" officeooo:paragraph-rsid="00139569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DejaVu Sans" fo:font-size="12pt" fo:font-weight="normal" officeooo:rsid="0014662d" officeooo:paragraph-rsid="0014662d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DejaVu Sans" fo:font-size="12pt" fo:font-weight="normal" officeooo:rsid="00176b71" officeooo:paragraph-rsid="00163a9c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DejaVu Sans" fo:font-size="12pt" fo:font-weight="normal" officeooo:rsid="00176b71" officeooo:paragraph-rsid="001defcd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DejaVu Sans" fo:font-size="12pt" fo:font-weight="normal" officeooo:rsid="0019ed91" officeooo:paragraph-rsid="0017ce79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DejaVu Sans" fo:font-size="12pt" fo:font-weight="normal" officeooo:rsid="0019ed91" officeooo:paragraph-rsid="0018cfa4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DejaVu Sans" fo:font-size="12pt" fo:font-weight="normal" officeooo:rsid="0019ed91" officeooo:paragraph-rsid="001bc6fb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DejaVu Sans" fo:font-size="12pt" fo:font-weight="normal" officeooo:rsid="0019ed91" officeooo:paragraph-rsid="001cc3b8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margin-top="0cm" fo:margin-bottom="0cm" style:contextual-spacing="false"/>
    </style:style>
    <style:style style:name="P76" style:family="paragraph" style:parent-style-name="Text_20_body">
      <style:paragraph-properties fo:margin-top="0cm" fo:margin-bottom="0cm" style:contextual-spacing="false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margin-top="0cm" fo:margin-bottom="0cm" style:contextual-spacing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a4b"/>
    </style:style>
    <style:style style:name="T2" style:family="text">
      <style:text-properties officeooo:rsid="000559ad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11.25pt"/>
    </style:style>
    <style:style style:name="T5" style:family="text">
      <style:text-properties style:font-name="sans-serif" fo:font-size="11.25pt" officeooo:rsid="0007669f"/>
    </style:style>
    <style:style style:name="T6" style:family="text">
      <style:text-properties style:font-name="sans-serif" fo:font-size="11.25pt" officeooo:rsid="0008f5d4"/>
    </style:style>
    <style:style style:name="T7" style:family="text">
      <style:text-properties style:font-name="sans-serif" fo:font-size="11.25pt" fo:font-weight="normal" style:font-weight-asian="normal" style:font-weight-complex="normal"/>
    </style:style>
    <style:style style:name="T8" style:family="text">
      <style:text-properties style:font-name="sans-serif" fo:font-size="11.25pt" fo:font-weight="normal" officeooo:rsid="0008f5d4" style:font-weight-asian="normal" style:font-weight-complex="normal"/>
    </style:style>
    <style:style style:name="T9" style:family="text">
      <style:text-properties style:font-name="sans-serif" fo:font-size="11.25pt" fo:font-weight="normal" officeooo:rsid="000ed64b" style:font-weight-asian="normal" style:font-weight-complex="normal"/>
    </style:style>
    <style:style style:name="T10" style:family="text">
      <style:text-properties style:font-name="sans-serif" fo:font-size="11.25pt" fo:font-weight="normal" officeooo:rsid="0010b2a2" style:font-weight-asian="normal" style:font-weight-complex="normal"/>
    </style:style>
    <style:style style:name="T11" style:family="text">
      <style:text-properties style:font-name="sans-serif" fo:font-size="11.25pt" fo:font-weight="normal" officeooo:rsid="0012d017" style:font-weight-asian="normal" style:font-weight-complex="normal"/>
    </style:style>
    <style:style style:name="T12" style:family="text">
      <style:text-properties style:font-name="sans-serif" fo:font-size="11.25pt" fo:font-weight="normal" officeooo:rsid="0004fa4b" style:font-weight-asian="normal" style:font-weight-complex="normal"/>
    </style:style>
    <style:style style:name="T13" style:family="text">
      <style:text-properties style:font-name="sans-serif" fo:font-size="11.25pt" fo:font-weight="normal" officeooo:rsid="00139569" style:font-weight-asian="normal" style:font-weight-complex="normal"/>
    </style:style>
    <style:style style:name="T14" style:family="text">
      <style:text-properties style:font-name="sans-serif" fo:font-size="11.25pt" fo:font-weight="normal" officeooo:rsid="0014662d" style:font-weight-asian="normal" style:font-weight-complex="normal"/>
    </style:style>
    <style:style style:name="T15" style:family="text">
      <style:text-properties style:font-name="sans-serif" fo:font-size="11.25pt" fo:font-weight="normal" officeooo:rsid="00163a9c" style:font-weight-asian="normal" style:font-weight-complex="normal"/>
    </style:style>
    <style:style style:name="T16" style:family="text">
      <style:text-properties style:font-name="sans-serif" officeooo:rsid="0008f5d4"/>
    </style:style>
    <style:style style:name="T17" style:family="text">
      <style:text-properties style:font-name="sans-serif" officeooo:rsid="0007669f"/>
    </style:style>
    <style:style style:name="T18" style:family="text">
      <style:text-properties style:font-name="sans-serif" fo:font-weight="normal" style:font-weight-asian="normal" style:font-weight-complex="normal"/>
    </style:style>
    <style:style style:name="T19" style:family="text">
      <style:text-properties style:font-name="sans-serif" fo:font-weight="normal" officeooo:rsid="0008f5d4" style:font-weight-asian="normal" style:font-weight-complex="normal"/>
    </style:style>
    <style:style style:name="T20" style:family="text">
      <style:text-properties style:font-name="sans-serif" fo:font-weight="normal" officeooo:rsid="000ed64b" style:font-weight-asian="normal" style:font-weight-complex="normal"/>
    </style:style>
    <style:style style:name="T21" style:family="text">
      <style:text-properties style:font-name="sans-serif" fo:font-weight="normal" officeooo:rsid="0012d017" style:font-weight-asian="normal" style:font-weight-complex="normal"/>
    </style:style>
    <style:style style:name="T22" style:family="text">
      <style:text-properties style:font-name="sans-serif" fo:font-weight="normal" officeooo:rsid="00139569" style:font-weight-asian="normal" style:font-weight-complex="normal"/>
    </style:style>
    <style:style style:name="T23" style:family="text">
      <style:text-properties style:font-name="sans-serif" fo:font-weight="normal" officeooo:rsid="0010b2a2" style:font-weight-asian="normal" style:font-weight-complex="normal"/>
    </style:style>
    <style:style style:name="T24" style:family="text">
      <style:text-properties style:font-name="sans-serif" fo:font-weight="normal" officeooo:rsid="0004fa4b" style:font-weight-asian="normal" style:font-weight-complex="normal"/>
    </style:style>
    <style:style style:name="T25" style:family="text">
      <style:text-properties style:font-name="sans-serif" fo:font-weight="normal" officeooo:rsid="0014662d" style:font-weight-asian="normal" style:font-weight-complex="normal"/>
    </style:style>
    <style:style style:name="T26" style:family="text">
      <style:text-properties style:font-name="sans-serif" fo:font-weight="normal" officeooo:rsid="00163a9c" style:font-weight-asian="normal" style:font-weight-complex="normal"/>
    </style:style>
    <style:style style:name="T27" style:family="text">
      <style:text-properties officeooo:rsid="000750e5"/>
    </style:style>
    <style:style style:name="T28" style:family="text">
      <style:text-properties style:font-name="monospace"/>
    </style:style>
    <style:style style:name="T29" style:family="text">
      <style:text-properties style:font-name="monospace" fo:font-size="11.25pt"/>
    </style:style>
    <style:style style:name="T30" style:family="text">
      <style:text-properties style:font-name="monospace" fo:font-size="11.25pt" fo:font-weight="bold" style:font-weight-asian="bold" style:font-weight-complex="bold"/>
    </style:style>
    <style:style style:name="T31" style:family="text">
      <style:text-properties style:font-name="monospace" fo:font-size="11.25pt" fo:font-weight="bold" officeooo:rsid="0007669f" style:font-weight-asian="bold" style:font-weight-complex="bold"/>
    </style:style>
    <style:style style:name="T32" style:family="text">
      <style:text-properties style:font-name="monospace" fo:font-size="11.25pt" fo:font-weight="bold" officeooo:rsid="0008f5d4" style:font-weight-asian="bold" style:font-weight-complex="bold"/>
    </style:style>
    <style:style style:name="T33" style:family="text">
      <style:text-properties style:font-name="monospace" fo:font-size="11.25pt" fo:font-weight="bold" officeooo:rsid="000bb9d9" style:font-weight-asian="bold" style:font-weight-complex="bold"/>
    </style:style>
    <style:style style:name="T34" style:family="text">
      <style:text-properties style:font-name="monospace" fo:font-size="11.25pt" fo:font-weight="bold" officeooo:rsid="000ed64b" style:font-weight-asian="bold" style:font-weight-complex="bold"/>
    </style:style>
    <style:style style:name="T35" style:family="text">
      <style:text-properties style:font-name="monospace" fo:font-size="11.25pt" fo:font-weight="bold" officeooo:rsid="0010ee0a" style:font-weight-asian="bold" style:font-weight-complex="bold"/>
    </style:style>
    <style:style style:name="T36" style:family="text">
      <style:text-properties style:font-name="monospace" fo:font-size="11.25pt" fo:font-weight="bold" officeooo:rsid="00139569" style:font-weight-asian="bold" style:font-weight-complex="bold"/>
    </style:style>
    <style:style style:name="T37" style:family="text">
      <style:text-properties style:font-name="monospace" fo:font-size="11.25pt" fo:font-weight="bold" officeooo:rsid="00163a9c" style:font-weight-asian="bold" style:font-weight-complex="bold"/>
    </style:style>
    <style:style style:name="T38" style:family="text">
      <style:text-properties style:font-name="monospace" fo:font-size="11.25pt" fo:font-weight="bold" officeooo:rsid="0017ce79" style:font-weight-asian="bold" style:font-weight-complex="bold"/>
    </style:style>
    <style:style style:name="T39" style:family="text">
      <style:text-properties style:font-name="monospace" fo:font-size="11.25pt" fo:font-weight="bold" officeooo:rsid="00176b71" style:font-weight-asian="bold" style:font-weight-complex="bold"/>
    </style:style>
    <style:style style:name="T40" style:family="text">
      <style:text-properties style:font-name="monospace" fo:font-size="11.25pt" fo:font-weight="bold" officeooo:rsid="001bc6fb" style:font-weight-asian="bold" style:font-weight-complex="bold"/>
    </style:style>
    <style:style style:name="T41" style:family="text">
      <style:text-properties style:font-name="monospace" fo:font-size="11.25pt" fo:font-weight="bold" officeooo:rsid="001cc3b8" style:font-weight-asian="bold" style:font-weight-complex="bold"/>
    </style:style>
    <style:style style:name="T42" style:family="text">
      <style:text-properties style:font-name="monospace" fo:font-size="11.25pt" fo:font-weight="bold" officeooo:rsid="001defcd" style:font-weight-asian="bold" style:font-weight-complex="bold"/>
    </style:style>
    <style:style style:name="T43" style:family="text">
      <style:text-properties style:font-name="monospace" fo:font-size="11.25pt" fo:font-weight="normal" style:font-weight-asian="normal" style:font-weight-complex="normal"/>
    </style:style>
    <style:style style:name="T44" style:family="text">
      <style:text-properties style:font-name="monospace" fo:font-size="11.25pt" fo:font-weight="normal" officeooo:rsid="0008f5d4" style:font-weight-asian="normal" style:font-weight-complex="normal"/>
    </style:style>
    <style:style style:name="T45" style:family="text">
      <style:text-properties style:font-name="monospace" fo:font-size="11.25pt" fo:font-weight="normal" officeooo:rsid="000a966e" style:font-weight-asian="normal" style:font-weight-complex="normal"/>
    </style:style>
    <style:style style:name="T46" style:family="text">
      <style:text-properties style:font-name="monospace" fo:font-size="11.25pt" fo:font-weight="normal" officeooo:rsid="0004fa4b" style:font-weight-asian="normal" style:font-weight-complex="normal"/>
    </style:style>
    <style:style style:name="T47" style:family="text">
      <style:text-properties style:font-name="monospace" fo:font-size="11.25pt" fo:font-weight="normal" officeooo:rsid="000c2074" style:font-weight-asian="normal" style:font-weight-complex="normal"/>
    </style:style>
    <style:style style:name="T48" style:family="text">
      <style:text-properties style:font-name="monospace" fo:font-size="11.25pt" fo:font-weight="normal" officeooo:rsid="000ed64b" style:font-weight-asian="normal" style:font-weight-complex="normal"/>
    </style:style>
    <style:style style:name="T49" style:family="text">
      <style:text-properties style:font-name="monospace" fo:font-size="11.25pt" fo:font-weight="normal" officeooo:rsid="0012d017" style:font-weight-asian="normal" style:font-weight-complex="normal"/>
    </style:style>
    <style:style style:name="T50" style:family="text">
      <style:text-properties style:font-name="monospace" fo:font-size="11.25pt" fo:font-weight="normal" officeooo:rsid="0014662d" style:font-weight-asian="normal" style:font-weight-complex="normal"/>
    </style:style>
    <style:style style:name="T51" style:family="text">
      <style:text-properties style:font-name="monospace" fo:font-size="11.25pt" fo:font-weight="normal" officeooo:rsid="0017ce79" style:font-weight-asian="normal" style:font-weight-complex="normal"/>
    </style:style>
    <style:style style:name="T52" style:family="text">
      <style:text-properties style:font-name="monospace" fo:font-size="11.25pt" officeooo:rsid="0008f5d4"/>
    </style:style>
    <style:style style:name="T53" style:family="text">
      <style:text-properties style:font-name="monospace" fo:font-size="11.25pt" officeooo:rsid="000bb9d9"/>
    </style:style>
    <style:style style:name="T54" style:family="text">
      <style:text-properties style:font-name="monospace" fo:font-size="11.25pt" officeooo:rsid="00176b71"/>
    </style:style>
    <style:style style:name="T55" style:family="text">
      <style:text-properties style:font-name="monospace" fo:font-size="11.25pt" officeooo:rsid="0017ce79"/>
    </style:style>
    <style:style style:name="T56" style:family="text">
      <style:text-properties style:font-name="monospace" fo:font-size="11.25pt" officeooo:rsid="0007669f"/>
    </style:style>
    <style:style style:name="T57" style:family="text">
      <style:text-properties style:font-name="monospace" fo:font-size="11.25pt" officeooo:rsid="001defcd"/>
    </style:style>
    <style:style style:name="T58" style:family="text">
      <style:text-properties style:font-name="monospace" officeooo:rsid="0008f5d4"/>
    </style:style>
    <style:style style:name="T59" style:family="text">
      <style:text-properties style:font-name="monospace" officeooo:rsid="000bb9d9"/>
    </style:style>
    <style:style style:name="T60" style:family="text">
      <style:text-properties style:font-name="monospace" fo:font-weight="bold" style:font-weight-asian="bold" style:font-weight-complex="bold"/>
    </style:style>
    <style:style style:name="T61" style:family="text">
      <style:text-properties style:font-name="monospace" fo:font-weight="bold" officeooo:rsid="0007669f" style:font-weight-asian="bold" style:font-weight-complex="bold"/>
    </style:style>
    <style:style style:name="T62" style:family="text">
      <style:text-properties style:font-name="monospace" fo:font-weight="bold" officeooo:rsid="0008f5d4" style:font-weight-asian="bold" style:font-weight-complex="bold"/>
    </style:style>
    <style:style style:name="T63" style:family="text">
      <style:text-properties style:font-name="monospace" fo:font-weight="bold" officeooo:rsid="000bb9d9" style:font-weight-asian="bold" style:font-weight-complex="bold"/>
    </style:style>
    <style:style style:name="T64" style:family="text">
      <style:text-properties style:font-name="monospace" fo:font-weight="bold" officeooo:rsid="000ed64b" style:font-weight-asian="bold" style:font-weight-complex="bold"/>
    </style:style>
    <style:style style:name="T65" style:family="text">
      <style:text-properties style:font-name="monospace" fo:font-weight="bold" officeooo:rsid="0010ee0a" style:font-weight-asian="bold" style:font-weight-complex="bold"/>
    </style:style>
    <style:style style:name="T66" style:family="text">
      <style:text-properties style:font-name="monospace" fo:font-weight="bold" officeooo:rsid="00139569" style:font-weight-asian="bold" style:font-weight-complex="bold"/>
    </style:style>
    <style:style style:name="T67" style:family="text">
      <style:text-properties style:font-name="monospace" fo:font-weight="bold" officeooo:rsid="00163a9c" style:font-weight-asian="bold" style:font-weight-complex="bold"/>
    </style:style>
    <style:style style:name="T68" style:family="text">
      <style:text-properties style:font-name="monospace" fo:font-weight="bold" officeooo:rsid="0017ce79" style:font-weight-asian="bold" style:font-weight-complex="bold"/>
    </style:style>
    <style:style style:name="T69" style:family="text">
      <style:text-properties style:font-name="monospace" fo:font-weight="bold" officeooo:rsid="00176b71" style:font-weight-asian="bold" style:font-weight-complex="bold"/>
    </style:style>
    <style:style style:name="T70" style:family="text">
      <style:text-properties style:font-name="monospace" fo:font-weight="bold" officeooo:rsid="001bc6fb" style:font-weight-asian="bold" style:font-weight-complex="bold"/>
    </style:style>
    <style:style style:name="T71" style:family="text">
      <style:text-properties style:font-name="monospace" fo:font-weight="bold" officeooo:rsid="001cc3b8" style:font-weight-asian="bold" style:font-weight-complex="bold"/>
    </style:style>
    <style:style style:name="T72" style:family="text">
      <style:text-properties style:font-name="monospace" fo:font-weight="bold" officeooo:rsid="001defcd" style:font-weight-asian="bold" style:font-weight-complex="bold"/>
    </style:style>
    <style:style style:name="T73" style:family="text">
      <style:text-properties style:font-name="monospace" fo:font-weight="normal" style:font-weight-asian="normal" style:font-weight-complex="normal"/>
    </style:style>
    <style:style style:name="T74" style:family="text">
      <style:text-properties style:font-name="monospace" fo:font-weight="normal" officeooo:rsid="0008f5d4" style:font-weight-asian="normal" style:font-weight-complex="normal"/>
    </style:style>
    <style:style style:name="T75" style:family="text">
      <style:text-properties style:font-name="monospace" fo:font-weight="normal" officeooo:rsid="0004fa4b" style:font-weight-asian="normal" style:font-weight-complex="normal"/>
    </style:style>
    <style:style style:name="T76" style:family="text">
      <style:text-properties style:font-name="monospace" fo:font-weight="normal" officeooo:rsid="000a966e" style:font-weight-asian="normal" style:font-weight-complex="normal"/>
    </style:style>
    <style:style style:name="T77" style:family="text">
      <style:text-properties style:font-name="monospace" fo:font-weight="normal" officeooo:rsid="000c2074" style:font-weight-asian="normal" style:font-weight-complex="normal"/>
    </style:style>
    <style:style style:name="T78" style:family="text">
      <style:text-properties style:font-name="monospace" fo:font-weight="normal" officeooo:rsid="000ed64b" style:font-weight-asian="normal" style:font-weight-complex="normal"/>
    </style:style>
    <style:style style:name="T79" style:family="text">
      <style:text-properties style:font-name="monospace" fo:font-weight="normal" officeooo:rsid="0012d017" style:font-weight-asian="normal" style:font-weight-complex="normal"/>
    </style:style>
    <style:style style:name="T80" style:family="text">
      <style:text-properties style:font-name="monospace" fo:font-weight="normal" officeooo:rsid="0014662d" style:font-weight-asian="normal" style:font-weight-complex="normal"/>
    </style:style>
    <style:style style:name="T81" style:family="text">
      <style:text-properties style:font-name="monospace" fo:font-weight="normal" officeooo:rsid="0017ce79" style:font-weight-asian="normal" style:font-weight-complex="normal"/>
    </style:style>
    <style:style style:name="T82" style:family="text">
      <style:text-properties style:font-name="monospace" officeooo:rsid="00176b71"/>
    </style:style>
    <style:style style:name="T83" style:family="text">
      <style:text-properties style:font-name="monospace" officeooo:rsid="0017ce79"/>
    </style:style>
    <style:style style:name="T84" style:family="text">
      <style:text-properties style:font-name="monospace" officeooo:rsid="0007669f"/>
    </style:style>
    <style:style style:name="T85" style:family="text">
      <style:text-properties style:font-name="monospace" officeooo:rsid="001defcd"/>
    </style:style>
    <style:style style:name="T86" style:family="text">
      <style:text-properties fo:font-weight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0559ad" style:font-weight-asian="bold" style:font-weight-complex="bold"/>
    </style:style>
    <style:style style:name="T89" style:family="text">
      <style:text-properties fo:font-weight="bold" officeooo:rsid="000750e5" style:font-weight-asian="bold" style:font-weight-complex="bold"/>
    </style:style>
    <style:style style:name="T90" style:family="text">
      <style:text-properties fo:font-weight="bold" officeooo:rsid="0007669f" style:font-weight-asian="bold" style:font-weight-complex="bold"/>
    </style:style>
    <style:style style:name="T91" style:family="text">
      <style:text-properties fo:font-weight="bold" officeooo:rsid="0008f5d4" style:font-weight-asian="bold" style:font-weight-complex="bold"/>
    </style:style>
    <style:style style:name="T92" style:family="text">
      <style:text-properties fo:font-weight="bold" officeooo:rsid="000bb9d9" style:font-weight-asian="bold" style:font-weight-complex="bold"/>
    </style:style>
    <style:style style:name="T93" style:family="text">
      <style:text-properties fo:font-weight="bold" officeooo:rsid="000ed64b" style:font-weight-asian="bold" style:font-weight-complex="bold"/>
    </style:style>
    <style:style style:name="T94" style:family="text">
      <style:text-properties fo:font-weight="bold" officeooo:rsid="0010ee0a" style:font-weight-asian="bold" style:font-weight-complex="bold"/>
    </style:style>
    <style:style style:name="T95" style:family="text">
      <style:text-properties fo:font-weight="bold" officeooo:rsid="00139569" style:font-weight-asian="bold" style:font-weight-complex="bold"/>
    </style:style>
    <style:style style:name="T96" style:family="text">
      <style:text-properties fo:font-weight="bold" officeooo:rsid="00163a9c" style:font-weight-asian="bold" style:font-weight-complex="bold"/>
    </style:style>
    <style:style style:name="T97" style:family="text">
      <style:text-properties fo:font-weight="bold" officeooo:rsid="0017ce79" style:font-weight-asian="bold" style:font-weight-complex="bold"/>
    </style:style>
    <style:style style:name="T98" style:family="text">
      <style:text-properties fo:font-weight="bold" officeooo:rsid="00176b71" style:font-weight-asian="bold" style:font-weight-complex="bold"/>
    </style:style>
    <style:style style:name="T99" style:family="text">
      <style:text-properties fo:font-weight="bold" officeooo:rsid="001bc6fb" style:font-weight-asian="bold" style:font-weight-complex="bold"/>
    </style:style>
    <style:style style:name="T100" style:family="text">
      <style:text-properties fo:font-weight="bold" officeooo:rsid="001cc3b8" style:font-weight-asian="bold" style:font-weight-complex="bold"/>
    </style:style>
    <style:style style:name="T101" style:family="text">
      <style:text-properties fo:font-weight="bold" officeooo:rsid="001defcd" style:font-weight-asian="bold" style:font-weight-complex="bold"/>
    </style:style>
    <style:style style:name="T102" style:family="text">
      <style:text-properties officeooo:rsid="0007669f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07669f" style:font-weight-asian="normal" style:font-weight-complex="normal"/>
    </style:style>
    <style:style style:name="T105" style:family="text">
      <style:text-properties fo:font-weight="normal" officeooo:rsid="0004fa4b" style:font-weight-asian="normal" style:font-weight-complex="normal"/>
    </style:style>
    <style:style style:name="T106" style:family="text">
      <style:text-properties fo:font-weight="normal" officeooo:rsid="000c2074" style:font-weight-asian="normal" style:font-weight-complex="normal"/>
    </style:style>
    <style:style style:name="T107" style:family="text">
      <style:text-properties fo:font-weight="normal" officeooo:rsid="0008f5d4" style:font-weight-asian="normal" style:font-weight-complex="normal"/>
    </style:style>
    <style:style style:name="T108" style:family="text">
      <style:text-properties fo:font-weight="normal" officeooo:rsid="000a966e" style:font-weight-asian="normal" style:font-weight-complex="normal"/>
    </style:style>
    <style:style style:name="T109" style:family="text">
      <style:text-properties fo:font-weight="normal" officeooo:rsid="000ed64b" style:font-weight-asian="normal" style:font-weight-complex="normal"/>
    </style:style>
    <style:style style:name="T110" style:family="text">
      <style:text-properties fo:font-weight="normal" officeooo:rsid="0012d017" style:font-weight-asian="normal" style:font-weight-complex="normal"/>
    </style:style>
    <style:style style:name="T111" style:family="text">
      <style:text-properties fo:font-weight="normal" officeooo:rsid="00139569" style:font-weight-asian="normal" style:font-weight-complex="normal"/>
    </style:style>
    <style:style style:name="T112" style:family="text">
      <style:text-properties fo:font-weight="normal" officeooo:rsid="0010b2a2" style:font-weight-asian="normal" style:font-weight-complex="normal"/>
    </style:style>
    <style:style style:name="T113" style:family="text">
      <style:text-properties fo:font-weight="normal" officeooo:rsid="0014662d" style:font-weight-asian="normal" style:font-weight-complex="normal"/>
    </style:style>
    <style:style style:name="T114" style:family="text">
      <style:text-properties fo:font-weight="normal" officeooo:rsid="00163a9c" style:font-weight-asian="normal" style:font-weight-complex="normal"/>
    </style:style>
    <style:style style:name="T115" style:family="text">
      <style:text-properties fo:font-weight="normal" officeooo:rsid="0017ce79" style:font-weight-asian="normal" style:font-weight-complex="normal"/>
    </style:style>
    <style:style style:name="T116" style:family="text">
      <style:text-properties officeooo:rsid="0008f5d4"/>
    </style:style>
    <style:style style:name="T117" style:family="text">
      <style:text-properties fo:font-size="12pt" fo:font-weight="normal" style:font-size-asian="12pt" style:font-weight-asian="normal" style:font-size-complex="12pt" style:font-weight-complex="normal"/>
    </style:style>
    <style:style style:name="T118" style:family="text">
      <style:text-properties officeooo:rsid="000bb9d9"/>
    </style:style>
    <style:style style:name="T119" style:family="text">
      <style:text-properties officeooo:rsid="00176b71"/>
    </style:style>
    <style:style style:name="T120" style:family="text">
      <style:text-properties officeooo:rsid="0017ce79"/>
    </style:style>
    <style:style style:name="T121" style:family="text">
      <style:text-properties officeooo:rsid="001defcd"/>
    </style:style>
    <style:style style:name="T122" style:family="text">
      <style:text-properties style:font-name="DejaVu Sans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7">Exercice 1.1 / </text:span>B=4 et A=3</text:p>
      <text:p text:style-name="P2"/>
      <text:p text:style-name="P2"><text:span text:style-name="T87">Exercice 1.2 / </text:span>A=2 et B=3 et C=1</text:p>
      <text:p text:style-name="P2"/>
      <text:p text:style-name="P2"><text:span text:style-name="T87">Exercice 1.3 / </text:span>A=<text:span text:style-name="T2">6</text:span> et B=<text:span text:style-name="T2">2</text:span></text:p>
      <text:p text:style-name="P2"/>
      <text:p text:style-name="P3"><text:span text:style-name="T87">Exercice 1.</text:span><text:span text:style-name="T88">4</text:span><text:span text:style-name="T87"> / </text:span>A=<text:span text:style-name="T2">13</text:span> et B=<text:span text:style-name="T2">13</text:span> et C=<text:span text:style-name="T2">13</text:span></text:p>
      <text:p text:style-name="P3"/>
      <text:p text:style-name="P3"><text:span text:style-name="T87">Exercice 1.</text:span><text:span text:style-name="T88">5</text:span><text:span text:style-name="T87"> / </text:span>A=<text:span text:style-name="T2">2</text:span> et B=<text:span text:style-name="T2">2 / </text:span><text:span text:style-name="T27">NON</text:span><text:span text:style-name="T2"> <text:s/>dans ce cas, A et B sont égal à 5</text:span></text:p>
      <text:p text:style-name="P3"/>
      <text:p text:style-name="P31">Exercice 1.<text:span text:style-name="T27">6</text:span> /</text:p>
      <text:p text:style-name="P4"><text:bookmark text:name="page21R_mcid1"/>Début</text:p>
      <text:p text:style-name="P4"><text:line-break/>A ← <text:span text:style-name="T27">1</text:span><text:line-break/>B ← 2</text:p>
      <text:p text:style-name="P4"/>
      <text:p text:style-name="P16">C <text:span text:style-name="T1">← </text:span>A</text:p>
      <text:p text:style-name="P4"><text:span text:style-name="T27">D</text:span> ← <text:span text:style-name="T27">B</text:span></text:p>
      <text:p text:style-name="P4"><text:line-break/>A ← <text:span text:style-name="T27">D</text:span><text:line-break/>B ← <text:span text:style-name="T27">C</text:span></text:p>
      <text:p text:style-name="P4"><text:line-break/>Fin</text:p>
      <text:p text:style-name="P4"/>
      <text:p text:style-name="P4"><text:span text:style-name="T87">Exercice 1.</text:span><text:span text:style-name="T89">7</text:span><text:span text:style-name="T87"> /</text:span></text:p>
      <text:p text:style-name="P4"><text:bookmark text:name="page21R_mcid11"/>Début</text:p>
      <text:p text:style-name="P4"><text:line-break/>A ← <text:span text:style-name="T27">1</text:span><text:line-break/>B ← 2</text:p>
      <text:p text:style-name="P4"><text:span text:style-name="T27">C</text:span> ← <text:span text:style-name="T27">3</text:span></text:p>
      <text:p text:style-name="P4"/>
      <text:p text:style-name="P16">D <text:span text:style-name="T1">← </text:span>A</text:p>
      <text:p text:style-name="P4"><text:span text:style-name="T27">E</text:span> ← <text:span text:style-name="T27">B</text:span></text:p>
      <text:p text:style-name="P16">F ← C</text:p>
      <text:p text:style-name="P5"><text:line-break/>A ← <text:span text:style-name="T102">C</text:span><text:line-break/>B ← <text:span text:style-name="T102">A</text:span></text:p>
      <text:p text:style-name="P5"><text:span text:style-name="T27">C ← </text:span><text:span text:style-name="T102">B</text:span></text:p>
      <text:p text:style-name="P4"><text:line-break/>Fin</text:p>
      <text:p text:style-name="P4"/>
      <text:p text:style-name="P5"><text:span text:style-name="T87">Exercice 1.</text:span><text:span text:style-name="T90">8</text:span><text:span text:style-name="T87"> /</text:span></text:p>
      <text:p text:style-name="P17">NULL</text:p>
      <text:p text:style-name="P17"/>
      <text:p text:style-name="P5"><text:span text:style-name="T87">Exercice 1.</text:span><text:span text:style-name="T90">9</text:span><text:span text:style-name="T87"> /</text:span></text:p>
      <text:p text:style-name="P17">«42312»</text:p>
      <text:p text:style-name="P17"/>
      <text:p text:style-name="P5"><text:span text:style-name="T87">Exercice 1.</text:span><text:span text:style-name="T90">9</text:span><text:span text:style-name="T87"> /</text:span></text:p>
      <text:p text:style-name="P17">«42312»</text:p>
      <text:p text:style-name="P5"/>
      <text:p text:style-name="P4"/>
      <text:p text:style-name="P3"/>
      <text:p text:style-name="P5"><text:soft-page-break/><text:span text:style-name="T87">Exercice </text:span><text:span text:style-name="T90">2.1</text:span><text:span text:style-name="T87"> /</text:span><text:span text:style-name="T103"> </text:span><text:span text:style-name="T104">Val=231 et Double=462</text:span></text:p>
      <text:p text:style-name="P2"/>
      <text:p text:style-name="P5"><text:span text:style-name="T87">Exercice </text:span><text:span text:style-name="T90">2.2</text:span><text:span text:style-name="T87"> /</text:span><text:span text:style-name="T103"> </text:span></text:p>
      <text:p text:style-name="P6"><text:bookmark text:name="page3R_mcid3"/>Variables val, double en Numériques<text:line-break/>Début</text:p>
      <text:p text:style-name="P7"><text:span text:style-name="T116">Ecrire «Entrer un nombre»</text:span><text:line-break/><text:span text:style-name="T116">Lire NB</text:span><text:line-break/><text:span text:style-name="T102">Carré</text:span> ← <text:span text:style-name="T116">NB</text:span> * <text:span text:style-name="T116">NB</text:span><text:line-break/>Ecrire <text:span text:style-name="T116">NB</text:span><text:line-break/>Ecrire <text:span text:style-name="T116">«</text:span><text:span text:style-name="T118">Son carré est : </text:span><text:span text:style-name="T116">»</text:span><text:span text:style-name="T118">&amp;</text:span><text:span text:style-name="T102">Carré</text:span><text:line-break/>Fin</text:p>
      <text:p text:style-name="P5"/>
      <text:p text:style-name="P6"><text:span text:style-name="T87">Exercice </text:span><text:span text:style-name="T90">2.</text:span><text:span text:style-name="T91">3</text:span><text:span text:style-name="T87"> /</text:span><text:span text:style-name="T103"> </text:span></text:p>
      <text:p text:style-name="P7"><text:bookmark text:name="page3R_mcid36"/><text:span text:style-name="T103">Variables </text:span><text:span text:style-name="T107">HT</text:span><text:span text:style-name="T103">,</text:span><text:span text:style-name="T107">NB,TVA,TTC</text:span><text:span text:style-name="T103"> double en Numériques<text:line-break/>Début</text:span></text:p>
      <text:p text:style-name="P18"><text:span text:style-name="T103">Ecrire «Entrez le prix HT : »</text:span><text:span text:style-name="T105"><text:line-break/></text:span><text:span text:style-name="T107">Lire HT</text:span></text:p>
      <text:p text:style-name="P36"/>
      <text:p text:style-name="P18"><text:span text:style-name="T107">Ecrire «Entrez le prix </text:span><text:span text:style-name="T103">NB</text:span><text:span text:style-name="T107"> : »</text:span></text:p>
      <text:p text:style-name="P6"><text:span text:style-name="T107">Lire NB</text:span></text:p>
      <text:p text:style-name="P37"/>
      <text:p text:style-name="P18"><text:span text:style-name="T107">Ecrire «Entrez le prix </text:span><text:span text:style-name="T103">TVA</text:span><text:span text:style-name="T107"> : »</text:span></text:p>
      <text:p text:style-name="P6"><text:span text:style-name="T107">Lire TVA</text:span></text:p>
      <text:p text:style-name="P37"/>
      <text:p text:style-name="P23"><text:span text:style-name="T107">T</text:span><text:span text:style-name="T103">TC </text:span><text:span text:style-name="T105">← </text:span><text:span text:style-name="T103">HT*(1+TVA)*NB</text:span></text:p>
      <text:p text:style-name="P41"/>
      <text:p text:style-name="P8"><text:span text:style-name="T103">Ecrire «</text:span><text:span text:style-name="T108">HT =»&amp;HT</text:span></text:p>
      <text:p text:style-name="P8"><text:span text:style-name="T103">Ecrire «</text:span><text:span text:style-name="T108">Nombre =»&amp;</text:span><text:span text:style-name="T103">NB</text:span></text:p>
      <text:p text:style-name="P8"><text:span text:style-name="T103">Ecrire «</text:span><text:span text:style-name="T108">TVA =»&amp;TVA</text:span></text:p>
      <text:p text:style-name="P8"><text:span text:style-name="T108">Ecrire «TTC =»&amp;TTC</text:span><text:span text:style-name="T103"><text:line-break/>Fin</text:span></text:p>
      <text:p text:style-name="P42"/>
      <text:p text:style-name="P7"><text:span text:style-name="T87">Exercice </text:span><text:span text:style-name="T90">2.</text:span><text:span text:style-name="T92">4</text:span><text:span text:style-name="T87"> /</text:span><text:span text:style-name="T103"> </text:span></text:p>
      <text:p text:style-name="P9"><text:bookmark text:name="page3R_mcid361"/><text:span text:style-name="T103">Variables </text:span><text:span text:style-name="T106">Adjectif1, Adjectif2</text:span><text:span text:style-name="T103">, </text:span><text:span text:style-name="T106">Titre1, Titre2, Fin</text:span><text:span text:style-name="T103"> </text:span><text:span text:style-name="T106">en caractère</text:span><text:span text:style-name="T103"><text:line-break/>Début<text:line-break/></text:span></text:p>
      <text:p text:style-name="P9"><text:span text:style-name="T106">Adjectif1 </text:span><text:span text:style-name="T103">← «</text:span><text:span text:style-name="T106">Belle»</text:span></text:p>
      <text:p text:style-name="P9"><text:span text:style-name="T106">Adjectif2 ← «Jolie»</text:span></text:p>
      <text:p text:style-name="P9"><text:span text:style-name="T106">Titre1 </text:span><text:span text:style-name="T103">← «</text:span><text:span text:style-name="T106">marquise»</text:span></text:p>
      <text:p text:style-name="P9"><text:span text:style-name="T106">Titre2 ← «reine»</text:span></text:p>
      <text:p text:style-name="P24"><text:span text:style-name="T103">Fin ← «, vos beaux yeux me font mourir d’amour»</text:span></text:p>
      <text:p text:style-name="P56"/>
      <text:p text:style-name="P9"><text:span text:style-name="T103">Ecrire </text:span><text:span text:style-name="T106">Adjectif1&amp; ‘ ‘ &amp;Titre1&amp;Fin</text:span></text:p>
      <text:p text:style-name="P56">Ecrire Adjectif2&amp; ‘ ‘ &amp;Titre1&amp;Fin</text:p>
      <text:p text:style-name="P56">Ecrire Adjectif1&amp; ‘ ‘ &amp;Titre2&amp;Fin</text:p>
      <text:p text:style-name="P56">Ecrire Adjectif2&amp; ‘ ‘ &amp;Titre2&amp;Fin</text:p>
      <text:p text:style-name="P56"/>
      <text:p text:style-name="P56">Fin</text:p>
      <text:p text:style-name="P56"/>
      <text:p text:style-name="P56"/>
      <text:p text:style-name="P56"/>
      <text:p text:style-name="P56"/>
      <text:p text:style-name="P56"><text:soft-page-break/></text:p>
      <text:p text:style-name="P43"/>
      <text:p text:style-name="P10"><text:span text:style-name="T87">Exercice </text:span><text:span text:style-name="T93">3</text:span><text:span text:style-name="T90">.</text:span><text:span text:style-name="T93">1</text:span><text:span text:style-name="T87"> /</text:span><text:span text:style-name="T103"> </text:span></text:p>
      <text:p text:style-name="P10"><text:bookmark text:name="page3R_mcid362"/><text:span text:style-name="T103">Variables </text:span><text:span text:style-name="T109">NB</text:span><text:span text:style-name="T103"> double en Numériques</text:span></text:p>
      <text:p text:style-name="P10"><text:bookmark text:name="page3R_mcid3621"/><text:span text:style-name="T103">Variables </text:span><text:span text:style-name="T109">REP</text:span><text:span text:style-name="T103"> double en </text:span><text:span text:style-name="T109">Caractères</text:span></text:p>
      <text:p text:style-name="P44"><text:line-break/>Début</text:p>
      <text:p text:style-name="P19"><text:span text:style-name="T103">Ecrire «Entrez </text:span><text:span text:style-name="T109">un nombre</text:span><text:span text:style-name="T103"> : »</text:span><text:span text:style-name="T105"><text:line-break/></text:span><text:span text:style-name="T107">Lire </text:span><text:span text:style-name="T109">NB</text:span></text:p>
      <text:p text:style-name="P38"/>
      <text:p text:style-name="P25"><text:span text:style-name="T107">S</text:span><text:span text:style-name="T103">I NB&lt;0 Alors Ecrire « Négatif » Finsi</text:span></text:p>
      <text:p text:style-name="P25"><text:span text:style-name="T107">S</text:span><text:span text:style-name="T103">I NB&gt;0 Alors Ecrire « Positif » Finsi</text:span></text:p>
      <text:p text:style-name="P57"/>
      <text:p text:style-name="P62">Fin</text:p>
      <text:p text:style-name="P57"/>
      <text:p text:style-name="P10"><text:span text:style-name="T87">Exercice </text:span><text:span text:style-name="T93">3</text:span><text:span text:style-name="T90">.</text:span><text:span text:style-name="T94">2</text:span><text:span text:style-name="T87"> /</text:span><text:span text:style-name="T103"> </text:span></text:p>
      <text:p text:style-name="P10"><text:bookmark text:name="page3R_mcid3622"/><text:span text:style-name="T103">Variables </text:span><text:span text:style-name="T109">NB1, NB2</text:span><text:span text:style-name="T103"> double en Numériques</text:span></text:p>
      <text:p text:style-name="P44"><text:line-break/>Début</text:p>
      <text:p text:style-name="P19"><text:span text:style-name="T103">Ecrire «Entrez </text:span><text:span text:style-name="T109">un nombre 1</text:span><text:span text:style-name="T103"> : »</text:span><text:span text:style-name="T105"><text:line-break/></text:span><text:span text:style-name="T107">Lire </text:span><text:span text:style-name="T109">NB1</text:span></text:p>
      <text:p text:style-name="P57"/>
      <text:p text:style-name="P19"><text:span text:style-name="T109">Ecrire «Entrez un nombre 2 : »</text:span><text:span text:style-name="T105"><text:line-break/></text:span><text:span text:style-name="T107">Lire </text:span><text:span text:style-name="T109">N</text:span><text:span text:style-name="T110">B2</text:span></text:p>
      <text:p text:style-name="P38"/>
      <text:p text:style-name="P25"><text:span text:style-name="T107">S</text:span><text:span text:style-name="T103">I NB1&gt;0 et NB2&gt;0 alors </text:span><text:span text:style-name="T111">Ecrire </text:span><text:span text:style-name="T103">« Positif » Finsi</text:span></text:p>
      <text:p text:style-name="P26"><text:span text:style-name="T107">S</text:span><text:span text:style-name="T103">I NB1&lt;0 et NB2&gt;0 alors </text:span><text:span text:style-name="T111">Ecrire </text:span><text:span text:style-name="T103">« </text:span><text:span text:style-name="T112">Negatif</text:span><text:span text:style-name="T103"> » Finsi</text:span></text:p>
      <text:p text:style-name="P26"><text:span text:style-name="T107">S</text:span><text:span text:style-name="T103">I NB1&gt;0 et NB</text:span><text:span text:style-name="T112">2</text:span><text:span text:style-name="T103">&lt;0 alors </text:span><text:span text:style-name="T111">Ecrire </text:span><text:span text:style-name="T103">« </text:span><text:span text:style-name="T112">Negatif</text:span><text:span text:style-name="T103"> » Finsi</text:span></text:p>
      <text:p text:style-name="P26"><text:span text:style-name="T107">S</text:span><text:span text:style-name="T103">I NB1&lt;0 et NB2&lt;0 alors </text:span><text:span text:style-name="T111">Ecrire </text:span><text:span text:style-name="T103">« Positif » Finsi</text:span></text:p>
      <text:p text:style-name="P58"/>
      <text:p text:style-name="P62">Fin</text:p>
      <text:p text:style-name="P45"/>
      <text:p text:style-name="P11"><text:span text:style-name="T87">Exercice </text:span><text:span text:style-name="T93">3</text:span><text:span text:style-name="T90">.</text:span><text:span text:style-name="T94">3</text:span><text:span text:style-name="T87"> /</text:span><text:span text:style-name="T103"> </text:span></text:p>
      <text:p text:style-name="P12"><text:bookmark text:name="page3R_mcid362112"/><text:span text:style-name="T103">Variables </text:span><text:span text:style-name="T110">Nom1</text:span><text:span text:style-name="T109">, N</text:span><text:span text:style-name="T110">om2, Nom3</text:span><text:span text:style-name="T103"> en </text:span><text:span text:style-name="T109">Caractères</text:span></text:p>
      <text:p text:style-name="P46"><text:line-break/>Début</text:p>
      <text:p text:style-name="P20"><text:span text:style-name="T103">Ecrire «Entrez </text:span><text:span text:style-name="T109">un nom 1</text:span><text:span text:style-name="T103"> : »</text:span><text:span text:style-name="T105"><text:line-break/></text:span><text:span text:style-name="T107">Lire </text:span><text:span text:style-name="T109">N</text:span><text:span text:style-name="T110">om</text:span><text:span text:style-name="T109">1</text:span></text:p>
      <text:p text:style-name="P28"><text:span text:style-name="T109">N</text:span><text:span text:style-name="T103">om1</text:span><text:span text:style-name="T106"> </text:span><text:span text:style-name="T105">← </text:span><text:span text:style-name="T103">Minuscule(Nom1)</text:span></text:p>
      <text:p text:style-name="P59"/>
      <text:p text:style-name="P20"><text:span text:style-name="T109">Ecrire «Entrez un nom 2 : »</text:span><text:span text:style-name="T105"><text:line-break/></text:span><text:span text:style-name="T107">Lire </text:span><text:span text:style-name="T109">N</text:span><text:span text:style-name="T110">om2</text:span></text:p>
      <text:p text:style-name="P29"><text:span text:style-name="T109">N</text:span><text:span text:style-name="T103">om</text:span><text:span text:style-name="T111">2</text:span><text:span text:style-name="T106"> </text:span><text:span text:style-name="T105">← </text:span><text:span text:style-name="T103">Minuscule(Nom</text:span><text:span text:style-name="T111">2</text:span><text:span text:style-name="T103">)</text:span></text:p>
      <text:p text:style-name="P65"/>
      <text:p text:style-name="P20"><text:span text:style-name="T109">Ecrire «Entrez un nom </text:span><text:span text:style-name="T110">3</text:span><text:span text:style-name="T109"> : »</text:span><text:span text:style-name="T105"><text:line-break/></text:span><text:span text:style-name="T107">Lire </text:span><text:span text:style-name="T109">N</text:span><text:span text:style-name="T110">om3</text:span></text:p>
      <text:p text:style-name="P29"><text:span text:style-name="T109">N</text:span><text:span text:style-name="T103">om</text:span><text:span text:style-name="T111">3</text:span><text:span text:style-name="T106"> </text:span><text:span text:style-name="T105">← </text:span><text:span text:style-name="T103">Minuscule(Nom</text:span><text:span text:style-name="T111">3</text:span><text:span text:style-name="T103">)</text:span></text:p>
      <text:p text:style-name="P39"/>
      <text:p text:style-name="P26"><text:span text:style-name="T107">S</text:span><text:span text:style-name="T103">I N</text:span><text:span text:style-name="T110">om</text:span><text:span text:style-name="T103">1&gt;</text:span><text:span text:style-name="T110">Nom2</text:span><text:span text:style-name="T103"> et N</text:span><text:span text:style-name="T110">om</text:span><text:span text:style-name="T103">2&gt;</text:span><text:span text:style-name="T110">Nom3</text:span><text:span text:style-name="T103"> alors </text:span><text:span text:style-name="T111">Ecrire </text:span><text:span text:style-name="T103">« </text:span><text:span text:style-name="T111">Ordre alphabétique</text:span><text:span text:style-name="T103"> »</text:span></text:p>
      <text:p text:style-name="P30"><text:span text:style-name="T103">Sinon Ecrire </text:span><text:span text:style-name="T109">« </text:span><text:span text:style-name="T103">Pas dans l’ordre alphabétique</text:span><text:span text:style-name="T109"> »</text:span></text:p>
      <text:p text:style-name="P60">Finsi</text:p>
      <text:p text:style-name="P59"/>
      <text:p text:style-name="P63"><text:soft-page-break/>Fin</text:p>
      <text:p text:style-name="P47"/>
      <text:p text:style-name="P47"/>
      <text:p text:style-name="P47"/>
      <text:p text:style-name="P47"/>
      <text:p text:style-name="P13"><text:span text:style-name="T87">Exercice </text:span><text:span text:style-name="T93">3</text:span><text:span text:style-name="T90">.</text:span><text:span text:style-name="T95">4</text:span><text:span text:style-name="T87"> /</text:span><text:span text:style-name="T103"> </text:span></text:p>
      <text:p text:style-name="P13"><text:bookmark text:name="page3R_mcid3621121"/><text:span text:style-name="T103">Variables </text:span><text:span text:style-name="T110">N</text:span><text:span text:style-name="T113">B</text:span><text:span text:style-name="T103"> double en </text:span><text:span text:style-name="T113">Numériques</text:span></text:p>
      <text:p text:style-name="P66"/>
      <text:p text:style-name="P48">Début</text:p>
      <text:p text:style-name="P21"><text:span text:style-name="T113">Ecrire «Entrez </text:span><text:span text:style-name="T109">un nom</text:span><text:span text:style-name="T113">bre : »</text:span><text:span text:style-name="T105"><text:line-break/></text:span><text:span text:style-name="T107">Lire </text:span><text:span text:style-name="T109">N</text:span><text:span text:style-name="T113">B</text:span></text:p>
      <text:p text:style-name="P67"/>
      <text:p text:style-name="P67">Si NB&gt;0 alors Ecrire « Positif » Finsi</text:p>
      <text:p text:style-name="P67">Si NB&lt;0 alors Ecrire « Negatif » Finsi</text:p>
      <text:p text:style-name="P67">Si NB=0 alors Ecrire « Nul » Finsi</text:p>
      <text:p text:style-name="P67"/>
      <text:p text:style-name="P67">Fin</text:p>
      <text:p text:style-name="P67"/>
      <text:p text:style-name="P14"><text:span text:style-name="T87">Exercice </text:span><text:span text:style-name="T93">3</text:span><text:span text:style-name="T90">.</text:span><text:span text:style-name="T96">5</text:span><text:span text:style-name="T87"> /</text:span><text:span text:style-name="T103"> </text:span></text:p>
      <text:p text:style-name="P14"><text:bookmark text:name="page3R_mcid36223"/><text:span text:style-name="T103">Variables </text:span><text:span text:style-name="T109">NB1, NB2</text:span><text:span text:style-name="T103"> double en Numériques</text:span></text:p>
      <text:p text:style-name="P49"><text:line-break/>Début</text:p>
      <text:p text:style-name="P22"><text:span text:style-name="T103">Ecrire «Entrez </text:span><text:span text:style-name="T109">un nombre 1</text:span><text:span text:style-name="T103"> : »</text:span><text:span text:style-name="T105"><text:line-break/></text:span><text:span text:style-name="T107">Lire </text:span><text:span text:style-name="T109">NB1</text:span></text:p>
      <text:p text:style-name="P61"/>
      <text:p text:style-name="P22"><text:span text:style-name="T109">Ecrire «Entrez un nombre 2 : »</text:span><text:span text:style-name="T105"><text:line-break/></text:span><text:span text:style-name="T107">Lire </text:span><text:span text:style-name="T109">N</text:span><text:span text:style-name="T110">B2</text:span></text:p>
      <text:p text:style-name="P40"/>
      <text:p text:style-name="P27"><text:span text:style-name="T107">S</text:span><text:span text:style-name="T103">I NB1&gt;0 et NB2&gt;0 alors </text:span><text:span text:style-name="T111">Ecrire </text:span><text:span text:style-name="T103">« Positif » Finsi</text:span></text:p>
      <text:p text:style-name="P27"><text:span text:style-name="T107">S</text:span><text:span text:style-name="T103">I NB1&lt;0 et NB2&gt;0 alors </text:span><text:span text:style-name="T111">Ecrire </text:span><text:span text:style-name="T103">« </text:span><text:span text:style-name="T112">Negatif</text:span><text:span text:style-name="T103"> » Finsi</text:span></text:p>
      <text:p text:style-name="P27"><text:span text:style-name="T107">S</text:span><text:span text:style-name="T103">I NB1&gt;0 et NB</text:span><text:span text:style-name="T112">2</text:span><text:span text:style-name="T103">&lt;0 alors </text:span><text:span text:style-name="T111">Ecrire </text:span><text:span text:style-name="T103">« </text:span><text:span text:style-name="T112">Negatif</text:span><text:span text:style-name="T103"> » Finsi</text:span></text:p>
      <text:p text:style-name="P27"><text:span text:style-name="T107">S</text:span><text:span text:style-name="T103">I NB1&lt;0 et NB2&lt;0 alors </text:span><text:span text:style-name="T111">Ecrire </text:span><text:span text:style-name="T103">« Positif » Finsi</text:span></text:p>
      <text:p text:style-name="P27"><text:span text:style-name="T107">S</text:span><text:span text:style-name="T103">I NB1</text:span><text:span text:style-name="T114">=</text:span><text:span text:style-name="T103">0 </text:span><text:span text:style-name="T114">ou</text:span><text:span text:style-name="T103"> NB2</text:span><text:span text:style-name="T114">=</text:span><text:span text:style-name="T103">0 alors </text:span><text:span text:style-name="T111">Ecrire </text:span><text:span text:style-name="T103">« </text:span><text:span text:style-name="T114">Nul</text:span><text:span text:style-name="T103"> » Finsi</text:span></text:p>
      <text:p text:style-name="P61"/>
      <text:p text:style-name="P64">Fin</text:p>
      <text:p text:style-name="P64"/>
      <text:p text:style-name="P14"><text:span text:style-name="T87">Exercice </text:span><text:span text:style-name="T97">4</text:span><text:span text:style-name="T90">.</text:span><text:span text:style-name="T97">1</text:span><text:span text:style-name="T87"> /</text:span><text:span text:style-name="T103"> </text:span></text:p>
      <text:p text:style-name="P15"><text:bookmark text:name="page3R_mcid362232"/><text:span text:style-name="T103">Variables </text:span><text:span text:style-name="T115">Toto</text:span><text:span text:style-name="T109">, </text:span><text:span text:style-name="T115">Tata, Tutu</text:span><text:span text:style-name="T103"> double en </text:span><text:span text:style-name="T115">Caractères</text:span><text:span text:style-name="T103"><text:line-break/>Début</text:span></text:p>
      <text:p text:style-name="P68">Si Tutu &lt;= Toto + 4 ET Tata &lt;&gt; "OK" Alors<text:line-break/>  Tutu ← Tutu - 1<text:line-break/>Sinon<text:line-break/>  Tutu ← Tutu + 1<text:line-break/>Finsi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0"><text:span text:style-name="T98">Exercice </text:span><text:span text:style-name="T97">4</text:span><text:span text:style-name="T90">.</text:span><text:span text:style-name="T97">2</text:span><text:span text:style-name="T98"> /</text:span><text:span text:style-name="T119"> </text:span></text:p>
      <text:p text:style-name="P70">Variables h, m en Numérique<text:line-break/>Début<text:line-break/>Ecrire "Entrez les heures, puis les minutes : "<text:line-break/>Lire h, m<text:line-break/>m ← m + 1<text:line-break/>Si m = 60 Alors<text:line-break/>  m ← 0<text:line-break/>  h ← h + 1<text:line-break/>FinSi<text:line-break/>Si h = 24 Alors<text:line-break/>  h ← 0<text:line-break/>FinSi<text:line-break/>Ecrire "Dans une minute il sera ", h, "heure(s) ", m, "minute(s)"<text:line-break/>Fin</text:p>
      <text:p text:style-name="P70"/>
      <text:p text:style-name="P51"><text:span text:style-name="T98">Exercice </text:span><text:span text:style-name="T97">4</text:span><text:span text:style-name="T90">.</text:span><text:span text:style-name="T99">3</text:span><text:span text:style-name="T98"> /</text:span><text:span text:style-name="T119"> </text:span></text:p>
      <text:p text:style-name="P71">Variables h, m, s en Numérique<text:line-break/>Début<text:line-break/>Ecrire "Entrez les heures, puis les minutes, puis les secondes : "<text:line-break/>Lire h, m, s<text:line-break/>s ← s + 1<text:line-break/>Si s = 60 Alors<text:line-break/>  s ← 0<text:line-break/>  m ← m + 1<text:line-break/>FinSi<text:line-break/>Si m = 60 Alors<text:line-break/>  m ← 0<text:line-break/>  h ← h + 1<text:line-break/>FinSi<text:line-break/>Si h = 24 Alors<text:line-break/>  h ← 0<text:line-break/>FinSi<text:line-break/>Ecrire "Dans une seconde il sera ", h, "h", m, "m et ", s, "s"<text:line-break/>Fin</text:p>
      <text:p text:style-name="P71"/>
      <text:p text:style-name="P52"><text:span text:style-name="T98">Exercice </text:span><text:span text:style-name="T97">4</text:span><text:span text:style-name="T90">.</text:span><text:span text:style-name="T99">4</text:span><text:span text:style-name="T98"> /</text:span><text:span text:style-name="T119"> </text:span></text:p>
      <text:p text:style-name="P71">Variables n, p en Numérique<text:line-break/>Début<text:line-break/>Ecrire "Nombre de photocopies : "<text:line-break/>Lire n<text:line-break/>Si n &lt;= 10 Alors<text:line-break/>  p ← n * 0,1<text:line-break/>SinonSi n &lt;= 30 Alors<text:line-break/><text:soft-page-break/>  p ← 10 * 0,1 + (n – 10) * 0,09<text:line-break/>Sinon<text:line-break/>  p ← 10 * 0,1 + 20 * 0,09 + (n – 30) * 0,08<text:line-break/>FinSi<text:line-break/>Ecrire "Le prix total est: ", p<text:line-break/>Fin</text:p>
      <text:p text:style-name="P71"/>
      <text:p text:style-name="P71"/>
      <text:p text:style-name="P71"/>
      <text:p text:style-name="P71"/>
      <text:p text:style-name="P71"/>
      <text:p text:style-name="P52"><text:span text:style-name="T98">Exercice </text:span><text:span text:style-name="T97">4</text:span><text:span text:style-name="T90">.</text:span><text:span text:style-name="T99">5</text:span><text:span text:style-name="T98"> /</text:span><text:span text:style-name="T119"> </text:span></text:p>
      <text:p text:style-name="P72">Variable sex en Caractère<text:line-break/>Variable age en Numérique<text:line-break/>Variables C1, C2 en Booléen<text:line-break/>Début<text:line-break/>Ecrire "Entrez le sexe (M/F) : "<text:line-break/>Lire sex<text:line-break/>Ecrire "Entrez l’âge: "<text:line-break/>Lire age<text:line-break/>C1 ← sex = "M" ET age &gt; 20<text:line-break/>C2 ← sex = "F" ET (age &gt; 18 ET age &lt; 35)<text:line-break/>Si C1 ou C2 Alors<text:line-break/>  Ecrire "Imposable"<text:line-break/>Sinon<text:line-break/>  Ecrire "Non Imposable"<text:line-break/>FinSi<text:line-break/>Fin</text:p>
      <text:p text:style-name="P72"/>
      <text:p text:style-name="P53"><text:span text:style-name="T98">Exercice </text:span><text:span text:style-name="T97">4</text:span><text:span text:style-name="T90">.</text:span><text:span text:style-name="T100">6</text:span><text:span text:style-name="T98"> /</text:span><text:span text:style-name="T119"> </text:span></text:p>
      <text:p text:style-name="P73">Variables A, B, C, D en Numérique<text:line-break/>Variables C1, C2, C3, C4 en Booléen<text:line-break/>Début<text:line-break/>Ecrire "Entrez les scores des quatre prétendants :"<text:line-break/>Lire A, B, C, D<text:line-break/>C1 ← A &gt; 50<text:line-break/>C2 ← B &gt; 50 ou C &gt; 50 ou D &gt; 50<text:line-break/>C3 ← A &gt;= B et A &gt;= C et A &gt;= D<text:line-break/>C4 ← A &gt;= 12,5<text:line-break/>Si C1 Alors<text:line-break/>  Ecrire “Elu au premier tour"<text:line-break/>Sinonsi C2 ou Non(C4) Alors<text:line-break/>  Ecrire “Battu, éliminé, sorti !!!”<text:line-break/>SinonSi C3 Alors<text:line-break/>  Ecrire "Ballotage favorable"<text:line-break/>Sinon<text:line-break/>  Ecrire "Ballotage défavorable"<text:line-break/>FinSi<text:line-break/>Fin</text:p>
      <text:p text:style-name="P73"/>
      <text:p text:style-name="P54"><text:span text:style-name="T98">Exercice </text:span><text:span text:style-name="T97">4</text:span><text:span text:style-name="T90">.</text:span><text:span text:style-name="T101">7</text:span><text:span text:style-name="T98"> /</text:span><text:span text:style-name="T119"> </text:span></text:p>
      <text:p text:style-name="P54"><text:soft-page-break/><text:span text:style-name="T119">Variables age, perm, acc, assur en Numérique<text:line-break/>Variables C1, C2, C3 en Booléen<text:line-break/>Variable situ en Caractère<text:line-break/>Début<text:line-break/>Ecrire "Entrez l’âge: "<text:line-break/>Lire age<text:line-break/>Ecrire "Entrez le nombre d'années de permis: "<text:line-break/>Lire perm<text:line-break/>Ecrire "Entrez le nombre d'accidents: "<text:line-break/>Lire acc<text:line-break/>Ecrire "Entrez le nombre d'années d'assurance: "<text:line-break/>Lire assur<text:line-break/>C1 ← age &gt;= 25<text:line-break/>C2 ← perm &gt;= 2<text:line-break/>C3 ← assur &gt; 5<text:line-break/>Si Non(C1) et Non(C2) Alors<text:line-break/>  Si acc = 0 Alors<text:line-break/>    situ ← "Rouge"<text:line-break/>  Sinon<text:line-break/>    situ ← "Refusé"<text:line-break/>  FinSi<text:line-break/>Sinonsi ((Non(C1) et C2) ou (C1 et Non(C2)) Alors<text:line-break/>  Si acc = 0 Alors<text:line-break/>    situ ← "Orange"<text:line-break/>  SinonSi acc = 1 Alors<text:line-break/>    situ ← "Rouge"<text:line-break/>  Sinon<text:line-break/>    situ ← "Refusé"<text:line-break/>  FinSi<text:line-break/>Sinon<text:line-break/>  Si acc = 0 Alors<text:line-break/>    situ ← "Vert"<text:line-break/>  SinonSi acc = 1 Alors<text:line-break/>    situ ← "Orange"<text:line-break/>  SinonSi acc = 2 Alors<text:line-break/>    situ ← "Rouge"<text:line-break/>  Sinon<text:line-break/>    situ ← "Refusé"<text:line-break/>  FinSi<text:line-break/>FinSi<text:line-break/>Si C3 Alors<text:line-break/>  Si situ = "Rouge" Alors<text:line-break/>    situ ← "Orange"<text:line-break/>  SinonSi situ = "Orange" Alors<text:line-break/>    situ ← "Vert"<text:line-break/>  SinonSi situ = "Vert" Alors<text:line-break/>    situ ← "Bleu"<text:line-break/>  FinSi<text:line-break/>FinSi<text:line-break/>Ecrire "Votre situation : ", situ<text:line-break/>Fin</text:span></text:p>
      <text:p text:style-name="P69"/>
      <text:p text:style-name="P73"><text:soft-page-break/></text:p>
      <text:p text:style-name="P32"><text:span text:style-name="T119">Exercice </text:span><text:span text:style-name="T120">4</text:span><text:span text:style-name="T102">.</text:span><text:span text:style-name="T121">8</text:span><text:span text:style-name="T119"> / </text:span></text:p>
      <text:p text:style-name="P68"/>
      <text:p text:style-name="P68"/>
      <text:p text:style-name="P68">Variables J, M, A, JMax en Numérique<text:line-break/>Variables VJ, VM, B en Booleen<text:line-break/>Début<text:line-break/>Ecrire "Entrez le numéro du jour"<text:line-break/>Lire J<text:line-break/>Ecrire "Entrez le numéro du mois"<text:line-break/>Lire M<text:line-break/>Ecrire "Entrez l'année"<text:line-break/>Lire A</text:p>
      <text:p text:style-name="P67">B ← (A dp 4 et Non(A dp 100)) ou A dp 400<text:line-break/>K1 ← (m=1 ou m=3 ou m=5 ou m=7 ou m=8 ou m=10 ou m=12) et (J&gt;=1 et J=&lt;31)<text:line-break/>K2 ← (m=4 ou m=6 ou m=9 ou m=11) et (J&gt;=1 et J=&lt;30)<text:line-break/>K3 ← m=2 et B et J&gt;=1 et J=&lt;29<text:line-break/>K4 ← m=2 et J&gt;=1 et J=&lt;28<text:line-break/>Si K1 ou K2 ou K3 ou K4 Alors<text:line-break/>  Ecrire "Date valide"<text:line-break/>Sinon<text:line-break/>  Ecrire "Date non valide"<text:line-break/>FinSi<text:line-break/>Fin</text:p>
      <text:p text:style-name="P67"/>
      <text:p text:style-name="P66"/>
      <text:p text:style-name="P35">Exercice 5.1</text:p>
      <text:p text:style-name="P74">Variable N en Entier<text:line-break/>Debut<text:line-break/>N ← 0<text:line-break/>Ecrire "Entrez un nombre entre 1 et 3"<text:line-break/>TantQue N &lt; 1 ou N &gt; 3<text:line-break/>  Lire N<text:line-break/>    Si N &lt; 1 ou N &gt; 3 Alors<text:line-break/>      Ecrire "Saisie erronée. Recommencez”<text:line-break/>    FinSi<text:line-break/>  FinTantQue<text:line-break/>Fin</text:p>
      <text:p text:style-name="P66"/>
      <text:p text:style-name="P33">Exercice 5.2</text:p>
      <text:p text:style-name="P74">Variable N en Entier<text:line-break/>Debut<text:line-break/>N ← 0<text:line-break/>Ecrire "Entrez un nombre entre 10 et 20"<text:line-break/>TantQue N &lt; 10 ou N &gt; 20<text:line-break/>  Lire N<text:line-break/>  Si N &lt; 10 Alors<text:line-break/>    Ecrire "Plus grand !"<text:line-break/>  SinonSi N &gt; 20 Alors<text:line-break/>    Ecrire "Plus petit !"<text:line-break/>  FinSi<text:line-break/><text:soft-page-break/>FinTantQue<text:line-break/>Fin</text:p>
      <text:p text:style-name="P33"/>
      <text:p text:style-name="P34">Exercice 5.3</text:p>
      <text:p text:style-name="P74">On peut imaginer deux variantes, strictement équivalentes :</text:p>
      <text:p text:style-name="P74">Variables N, i en Entier<text:line-break/>Debut<text:line-break/>Ecrire "Entrez un nombre : "<text:line-break/>Lire N<text:line-break/>Stop ← N+10<text:line-break/>Ecrire "Les 10 nombres suivants sont : "<text:line-break/>TantQue N &lt; Stop<text:line-break/>   N ← N+1<text:line-break/>   Ecrire N<text:line-break/>FinTantQue<text:line-break/>Fin</text:p>
      <text:p text:style-name="P55"/>
      <text:p text:style-name="P55"/>
      <text:p text:style-name="P55">Ou bien :</text:p>
      <text:p text:style-name="P74">Variables N, i en Entier<text:line-break/>Debut<text:line-break/>Ecrire "Entrez un nombre : "<text:line-break/>Lire N<text:line-break/>i ← 0<text:line-break/>Ecrire "Les 10 nombres suivants sont : "<text:line-break/>TantQue i &lt; 10<text:line-break/>   i ← i + 1<text:line-break/>   Ecrire N + i<text:line-break/>FinTantQue<text:line-break/>Fin</text:p>
      <text:p text:style-name="P2"/>
      <text:p text:style-name="P2"/>
      <text:p text:style-name="P34">Exercice 5.4</text:p>
      <text:p text:style-name="P74">Là encore, deux variantes, correspondant trait pour trait à celles du corrigé précédent :</text:p>
      <text:p text:style-name="P74">Variables N, i en Entier<text:line-break/>Debut<text:line-break/>Ecrire "Entrez un nombre : "<text:line-break/>Lire N<text:line-break/>Ecrire "Les 10 nombres suivants sont : "<text:line-break/>Pour i ← N + 1 à N + 10<text:line-break/>  Ecrire i<text:line-break/>i Suivant<text:line-break/>Fin</text:p>
      <text:p text:style-name="P74">Ou bien :</text:p>
      <text:p text:style-name="P74">Variables N, i en Entier<text:line-break/>Debut<text:line-break/>Ecrire "Entrez un nombre : "<text:line-break/>Lire N<text:line-break/>Ecrire "Les 10 nombres suivants sont : "<text:line-break/>Pour i ← 1 à 10<text:line-break/>  Ecrire N + i<text:line-break/><text:soft-page-break/>i Suivant<text:line-break/>Fin</text:p>
      <text:p text:style-name="P55"/>
      <text:p text:style-name="P34">Exercice 5.5</text:p>
      <text:p text:style-name="P74">Variables N, i en Entier<text:line-break/>Debut<text:line-break/>Ecrire "Entrez un nombre : "<text:line-break/>Lire N<text:line-break/>Ecrire "La table de multiplication de ce nombre est : "<text:line-break/>Pour i ← 1 à 10<text:line-break/>  Ecrire N, " x ", i, " = ", n*i<text:line-break/>i Suivant<text:line-break/>Fin</text:p>
      <text:p text:style-name="Standard"><text:a xlink:type="simple" xlink:href="http://cours.pise.info/algo/boucles.htm#Ap5.5" text:style-name="Internet_20_link" text:visited-style-name="Visited_20_Internet_20_Link"><text:span text:style-name="T122"/></text:a></text:p>
      <text:p text:style-name="P1"/>
      <text:p text:style-name="P76"><text:bookmark text:name="C5.6"/>Exercice 5.6</text:p>
      <text:p text:style-name="P76">Variables N, i, Som en Entier<text:line-break/>Debut<text:line-break/>Ecrire "Entrez un nombre : "<text:line-break/>Lire N<text:line-break/>Som ← 0<text:line-break/>Pour i ← 1 à N<text:line-break/>  Som ← Som + i<text:line-break/>i Suivant<text:line-break/>Ecrire "La somme est : ", Som<text:line-break/>Fin</text:p>
      <text:p text:style-name="P75"><text:a xlink:type="simple" xlink:href="http://cours.pise.info/algo/enonces5.htm#En5.6" text:style-name="Internet_20_link" text:visited-style-name="Visited_20_Internet_20_Link"><text:span text:style-name="T122"/></text:a></text:p>
      <text:p text:style-name="P1"/>
      <text:p text:style-name="P77"><text:bookmark text:name="C5.7"/>Exercice 5.7</text:p>
      <text:p text:style-name="P76">Variables N, i, F en Entier<text:line-break/>Debut<text:line-break/>Ecrire "Entrez un nombre : "<text:line-break/>Lire N<text:line-break/>F ← 1<text:line-break/>Pour i ← 2 à N<text:line-break/>  F ← F * i<text:line-break/>i Suivant<text:line-break/>Ecrire "La factorielle est : ", F<text:line-break/>Fin</text:p>
      <text:p text:style-name="P75"><text:a xlink:type="simple" xlink:href="http://cours.pise.info/algo/boucles.htm#Ap5.7" text:style-name="Internet_20_link" text:visited-style-name="Visited_20_Internet_20_Link"><text:span text:style-name="T122"/></text:a></text:p>
      <text:p text:style-name="P1"/>
      <text:p text:style-name="P77"><text:bookmark text:name="C5.8"/>Exercice 5.8</text:p>
      <text:p text:style-name="P76">Variables N, i, PG en Entier<text:line-break/>Debut<text:line-break/><text:soft-page-break/>PG ← 0<text:line-break/>Pour i ← 1 à 20<text:line-break/>  Ecrire "Entrez un nombre : "<text:line-break/>  Lire N<text:line-break/>  Si i = 1 ou N &gt; PG Alors<text:line-break/>    PG ← N<text:line-break/>  FinSi<text:line-break/>i Suivant<text:line-break/>Ecrire "Le nombre le plus grand était : ", PG<text:line-break/>Fin</text:p>
      <text:p text:style-name="P76">En ligne 3, on peut mettre n’importe quoi dans PG, il suffit que cette variable soit affectée pour que le premier passage en ligne 7 ne provoque pas d'erreur.<text:line-break/><text:line-break/>Pour la version améliorée, cela donne :</text:p>
      <text:p text:style-name="P76">Variables N, i, PG, IPG en Entier<text:line-break/>Debut<text:line-break/>PG ← 0<text:line-break/>Pour i ← 1 à 20<text:line-break/>  Ecrire "Entrez un nombre : "<text:line-break/>  Lire N<text:line-break/>  Si i = 1 ou N &gt; PG Alors<text:line-break/>    PG ← N<text:line-break/>    IPG ← i<text:line-break/>  FinSi<text:line-break/>i Suivant<text:line-break/>Ecrire "Le nombre le plus grand était : ", PG<text:line-break/>Ecrire "Il a été saisi en position numéro ", IPG<text:line-break/>Fin</text:p>
      <text:p text:style-name="P75"><text:a xlink:type="simple" xlink:href="http://cours.pise.info/algo/boucles.htm#Ap5.8" text:style-name="Internet_20_link" text:visited-style-name="Visited_20_Internet_20_Link"><text:span text:style-name="T122"/></text:a></text:p>
      <text:p text:style-name="P1"/>
      <text:p text:style-name="P77"><text:bookmark text:name="C5.9"/>Exercice 5.9</text:p>
      <text:p text:style-name="P76">Variables N, i, PG, IPG en Entier<text:line-break/>Debut<text:line-break/>N ← 1<text:line-break/>i ← 0<text:line-break/>PG ← 0 <text:line-break/>TantQue N &lt;&gt; 0<text:line-break/>  Ecrire "Entrez un nombre : "<text:line-break/>  Lire N<text:line-break/>  i ← i + 1<text:line-break/>  Si i = 1 ou N &gt; PG Alors<text:line-break/>    PG ← N<text:line-break/>    IPG ← i<text:line-break/>  FinSi<text:line-break/><text:soft-page-break/>FinTantQue<text:line-break/>Ecrire "Le nombre le plus grand était : ", PG<text:line-break/>Ecrire "Il a été saisi en position numéro ", IPG<text:line-break/>Fin</text:p>
      <text:p text:style-name="P75"><text:a xlink:type="simple" xlink:href="http://cours.pise.info/algo/enonces5.htm#En5.8" text:style-name="Internet_20_link" text:visited-style-name="Visited_20_Internet_20_Link"><text:span text:style-name="T122"/></text:a></text:p>
      <text:p text:style-name="P1"/>
      <text:p text:style-name="P77"><text:bookmark text:name="C5.10"/>Exercice 5.10</text:p>
      <text:p text:style-name="P76">Variables E, somdue, M, Reste, Nb10E, Nb5E En Entier<text:line-break/>Debut<text:line-break/>E ← 1<text:line-break/>somdue ← 0<text:line-break/>TantQue E &lt;&gt; 0<text:line-break/>  Ecrire "Entrez le montant : "<text:line-break/>  Lire E<text:line-break/>  somdue ← somdue + E<text:line-break/>FinTantQue<text:line-break/>Ecrire "Vous devez :", somdue, " euros"<text:line-break/>Ecrire "Montant versé :"<text:line-break/>Lire M<text:line-break/>Reste ← M - somdue<text:line-break/>Nb10E ← 0<text:line-break/>TantQue Reste &gt;= 10<text:line-break/>  Nb10E ← Nb10E + 1<text:line-break/>  Reste ← Reste – 10<text:line-break/>FinTantQue<text:line-break/>Nb5E ← 0<text:line-break/>Si Reste &gt;= 5<text:line-break/>  Nb5E ← 1<text:line-break/>  Reste ← Reste – 5<text:line-break/>FinSi<text:line-break/>Ecrire "Rendu de la monnaie :"<text:line-break/>Ecrire "Billets de 10 E : ", Nb10E<text:line-break/>Ecrire "Billets de  5 E : ", Nb5E<text:line-break/>Ecrire "Pièces de 1 E : ", reste<text:line-break/>Fin</text:p>
      <text:p text:style-name="P75"><text:a xlink:type="simple" xlink:href="http://cours.pise.info/algo/boucles.htm#Ap5.10" text:style-name="Internet_20_link" text:visited-style-name="Visited_20_Internet_20_Link"><text:span text:style-name="T122"/></text:a></text:p>
      <text:p text:style-name="P1"/>
      <text:p text:style-name="P77"><text:bookmark text:name="C5.11"/>Exercice 5.11</text:p>
      <text:p text:style-name="P76">Spontanément, on est tenté d'écrire l'algorithme suivant :</text:p>
      <text:p text:style-name="P76">Variables N, P, i, Numé, Déno1, Déno2 en Entier<text:line-break/>Debut Ecrire "Entrez le nombre de chevaux partants : "<text:line-break/>Lire N<text:line-break/>Ecrire "Entrez le nombre de chevaux joués : "<text:line-break/><text:soft-page-break/>Lire P<text:line-break/>Numé ← 1<text:line-break/>Pour i ← 2 à N<text:line-break/>  Numé ← Numé * i<text:line-break/>i Suivant<text:line-break/>Déno1 ← 1<text:line-break/>Pour i ← 2 à N-P<text:line-break/>  Déno1 ← Déno1 * i<text:line-break/>i Suivant<text:line-break/>Déno2 ← 1<text:line-break/>Pour i ← 2 à P<text:line-break/>  Déno2 ← Déno2 * i<text:line-break/>i Suivant<text:line-break/>Ecrire "Dans l’ordre, une chance sur ", Numé / Déno1<text:line-break/>Ecrire "Dans le désordre, une sur ", Numé / (Déno1 * Déno2)<text:line-break/>Fin</text:p>
      <text:p text:style-name="P76">Cette version, formellement juste, comporte tout de même deux faiblesses.<text:line-break/><text:line-break/>La première, et la plus grave, concerne la manière dont elle calcule le résultat final. Celui-ci est le quotient d'un nombre par un autre ; or, ces nombres auront rapidement tendance à être très grands. En calculant, comme on le fait ici, d'abord le numérateur, puis ensuite le dénominateur, on prend le risque de demander à la machine de stocker des nombres trop grands pour qu'elle soit capable de les coder (cf. le préambule). C'est d'autant plus bête que rien ne nous oblige à procéder ainsi : on n'est pas obligé de passer par la division de deux très grands nombres pour obtenir le résultat voulu.<text:line-break/><text:line-break/>La deuxième remarque est qu'on a programmé ici trois boucles successives. Or, en y regardant bien, on peut voir qu'après simplification de la formule, ces trois boucles comportent le même nombre de tours ! (si vous ne me croyez pas, écrivez un exemple de calcul et biffez les nombres identiques au numérateur et au dénominateur). Ce triple calcul (ces trois boucles) peut donc être ramené(es) à un(e) seul(e). Et voilà le travail, qui est non seulement bien plus court, mais aussi plus performant :</text:p>
      <text:p text:style-name="P76">Variables N, P, i, A, B en Numérique<text:line-break/>Debut<text:line-break/>Ecrire "Entrez le nombre de chevaux partants : "<text:line-break/>Lire N<text:line-break/>Ecrire "Entrez le nombre de chevaux joués : " <text:line-break/>Lire P <text:line-break/>A ← 1 <text:line-break/>B ← 1 <text:line-break/>Pour i ← 1 à P <text:line-break/>  A ← A * (i + N - P) <text:line-break/>  B ← B * i <text:line-break/><text:soft-page-break/>i Suivant <text:line-break/>Ecrire "Dans l’ordre, une chance sur ", A <text:line-break/>Ecrire "Dans le désordre, une chance sur ", A / B <text:line-break/>Fin</text:p>
      <text:p text:style-name="P75"><text:a xlink:type="simple" xlink:href="http://cours.pise.info/algo/enonces5.htm#En5.11" text:style-name="Internet_20_link" text:visited-style-name="Visited_20_Internet_20_Link"><text:span text:style-name="T122"/></text:a></text:p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8:39:59.435308291</meta:creation-date>
    <dc:date>2023-01-17T09:42:21.625060757</dc:date>
    <meta:editing-duration>PT1H52M58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14" meta:paragraph-count="157" meta:word-count="2398" meta:character-count="11333" meta:non-whitespace-character-count="8797"/>
  </office:meta>
</office:document-meta>
</file>